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ScopePanel.isScop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get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ionScopePanel.setScop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setScop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AssertionScop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isScop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sertionScope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copePanel.setScop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